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6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9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marker-start="" draw:marker-end="Arrow" draw:opacity="50%" draw:textarea-horizontal-align="justify" draw:textarea-vertical-align="middle" draw:auto-grow-height="false" draw:shadow-opacity="50%"/>
    </style:style>
    <style:style style:name="gr2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co1" style:family="table-column">
      <style:table-column-properties style:column-width="3.763cm" style:use-optimal-column-width="false"/>
    </style:style>
    <style:style style:name="co2" style:family="table-column">
      <style:table-column-properties style:column-width="4.729cm" style:use-optimal-column-width="false"/>
    </style:style>
    <style:style style:name="co3" style:family="table-column">
      <style:table-column-properties style:column-width="3.805cm" style:use-optimal-column-width="false"/>
    </style:style>
    <style:style style:name="co4" style:family="table-column">
      <style:table-column-properties style:column-width="3.896cm" style:use-optimal-column-width="false"/>
    </style:style>
    <style:style style:name="ro1" style:family="table-row">
      <style:table-row-properties style:row-height="0.574cm"/>
    </style:style>
    <style:style style:name="ro2" style:family="table-row">
      <style:table-row-properties style:row-height="1.813cm"/>
    </style:style>
    <style:style style:name="ro3" style:family="table-row">
      <style:table-row-properties style:row-height="0.987cm"/>
    </style:style>
    <style:style style:name="ce1" style:family="table-cell">
      <style:graphic-properties draw:fill="none" style:repeat="repeat"/>
      <style:paragraph-properties fo:text-align="center" fo:border="0.03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="none" style:repeat="repeat"/>
      <style:paragraph-properties fo:margin-left="0cm" fo:margin-right="0cm" fo:margin-top="0.1cm" fo:margin-bottom="0.1cm" fo:line-height="100%" fo:text-indent="0cm" fo:border-left="0.03pt solid #000000" fo:border-right="0.03pt solid #000000" fo:border-top="none" fo:border-bottom="none"/>
      <style:text-properties style:use-window-font-color="true" fo:font-family="Arial" style:font-family-generic="roman" style:font-pitch="variable" fo:font-size="8pt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ce3" style:family="table-cell">
      <style:graphic-properties draw:fill="none" style:repeat="repeat"/>
      <style:paragraph-properties fo:border="0.03pt solid #000000"/>
      <style:text-properties fo:font-size="12pt" style:font-size-asian="12pt" style:font-size-complex="12pt"/>
    </style:style>
    <style:style style:name="ce4" style:family="table-cell">
      <style:graphic-properties draw:fill="none" style:repeat="repeat"/>
      <style:paragraph-properties fo:margin-left="0cm" fo:margin-right="0cm" fo:margin-top="0.1cm" fo:margin-bottom="0.1cm" fo:line-height="100%" fo:text-indent="0cm" fo:border="0.03pt solid #000000"/>
      <style:text-properties style:use-window-font-color="true" fo:font-family="Arial" style:font-family-generic="roman" style:font-pitch="variable" fo:font-size="12pt" style:letter-kerning="true" style:font-family-asian="'Arial Unicode MS'" style:font-family-generic-asian="system" style:font-pitch-asian="variable" style:font-size-asian="12pt" style:font-family-complex="'Arial Unicode MS'" style:font-family-generic-complex="system" style:font-pitch-complex="variable" style:font-size-complex="12pt"/>
    </style:style>
    <style:style style:name="P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" style:family="paragraph">
      <style:paragraph-properties fo:margin-left="0cm" fo:margin-right="0cm" fo:margin-top="0.1cm" fo:margin-bottom="0.1cm" fo:line-height="100%" fo:text-indent="0cm"/>
      <style:text-properties style:use-window-font-color="true" fo:font-family="Arial" style:font-family-generic="roman" style:font-pitch="variable" fo:font-size="8pt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P3" style:family="paragraph">
      <style:paragraph-properties fo:margin-left="0cm" fo:margin-right="0cm" fo:margin-top="0.1cm" fo:margin-bottom="0.1cm" fo:line-height="100%" fo:text-indent="0cm"/>
      <style:text-properties style:use-window-font-color="true" fo:font-family="Arial" style:font-family-generic="roman" style:font-pitch="variable" fo:font-size="8pt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P4" style:family="paragraph">
      <style:paragraph-properties fo:margin-left="0cm" fo:margin-right="0cm" fo:margin-top="0.2cm" fo:margin-bottom="0.2cm" fo:line-height="100%" fo:text-indent="0cm"/>
      <style:text-properties style:use-window-font-color="true" fo:font-family="Arial" style:font-family-generic="roman" style:font-pitch="variable" fo:font-size="8pt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P5" style:family="paragraph">
      <style:paragraph-properties fo:margin-left="0cm" fo:margin-right="0cm" fo:margin-top="0.1cm" fo:margin-bottom="0.1cm" fo:line-height="100%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Arial Unicode MS'" style:font-family-generic-asian="system" style:font-pitch-asian="variable" style:font-size-asian="8pt" style:font-style-asian="normal" style:font-weight-asian="normal" style:font-family-complex="'Arial Unicode M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style:text-underline-style="none" style:font-size-asian="8pt" style:font-size-complex="8pt"/>
    </style:style>
    <style:style style:name="T6" style:family="text">
      <style:text-properties style:use-window-font-color="true" fo:font-family="Arial" style:font-family-generic="roman" style:font-pitch="variable" fo:font-size="8pt" fo:font-style="normal" style:text-underline-style="none" fo:font-weight="normal" style:letter-kerning="true" style:font-family-asian="Arial" style:font-family-generic-asian="roman" style:font-pitch-asian="variable" style:font-size-asian="8pt" style:font-style-asian="normal" style:font-weight-asian="normal" style:font-family-complex="Arial" style:font-family-generic-complex="roman" style:font-pitch-complex="variable" style:font-size-complex="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standard" draw:layer="layout" svg:width="3.762cm" svg:height="4.199cm" svg:x="15cm" svg:y="1.33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ACHE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PERSON_ID</text:span></text:p>
                <text:p text:style-name="P2"><text:span text:style-name="T3">SEASON_WIN</text:span></text:p>
                <text:p text:style-name="P2"><text:span text:style-name="T3">SEASON_LOSS</text:span></text:p>
                <text:p text:style-name="P2"><text:span text:style-name="T3">PLAYOFF_WIN</text:span></text:p>
                <text:p text:style-name="P2"><text:span text:style-name="T3">PLAYOFF_LOSS</text:span></text:p>
              </table:table-cell>
            </table:table-row>
            <table:table-row table:style-name="ro1">
              <table:table-cell table:style-name="ce3">
                <text:p text:style-name="P3">id: ID</text:p>
                <text:p text:style-name="P3">ref: PERSON_I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762cm" svg:height="4.612cm" svg:x="15.012cm" svg:y="7.1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PLAYER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PERSON_ID</text:span></text:p>
                <text:p text:style-name="P2"><text:span text:style-name="T3">POSITION</text:span></text:p>
                <text:p text:style-name="P2"><text:span text:style-name="T3">HEIGHT_FEET</text:span></text:p>
                <text:p text:style-name="P2"><text:span text:style-name="T3">HEIGHT_INCHES</text:span></text:p>
                <text:p text:style-name="P2"><text:span text:style-name="T3">WEIGHT</text:span></text:p>
                <text:p text:style-name="P2"><text:span text:style-name="T3">BIRTHDATE</text:span></text:p>
              </table:table-cell>
            </table:table-row>
            <table:table-row table:style-name="ro1">
              <table:table-cell table:style-name="ce3">
                <text:p text:style-name="P3">id: ID</text:p>
                <text:p text:style-name="P3">ref: PERSON_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762cm" svg:height="7.916cm" svg:x="8.757cm" svg:y="17.74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STAT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PTS</text:span></text:p>
                <text:p text:style-name="P2"><text:span text:style-name="T3">OREB</text:span></text:p>
                <text:p text:style-name="P2"><text:span text:style-name="T3">DREB</text:span></text:p>
                <text:p text:style-name="P2"><text:span text:style-name="T3">REB</text:span></text:p>
                <text:p text:style-name="P2"><text:span text:style-name="T3">ASTS</text:span></text:p>
                <text:p text:style-name="P2"><text:span text:style-name="T3">STEALS</text:span></text:p>
                <text:p text:style-name="P2"><text:span text:style-name="T3">BLOCKS</text:span></text:p>
                <text:p text:style-name="P2"><text:span text:style-name="T3">TURNOVERS</text:span></text:p>
                <text:p text:style-name="P2"><text:span text:style-name="T3">TPF</text:span></text:p>
                <text:p text:style-name="P2"><text:span text:style-name="T3">FGA</text:span></text:p>
                <text:p text:style-name="P2"><text:span text:style-name="T3">FGM</text:span></text:p>
                <text:p text:style-name="P2"><text:span text:style-name="T3">FTA</text:span></text:p>
                <text:p text:style-name="P2"><text:span text:style-name="T3">FTM</text:span></text:p>
                <text:p text:style-name="P2"><text:span text:style-name="T3">TPA</text:span></text:p>
                <text:p text:style-name="P2"><text:span text:style-name="T3">TPM</text:span></text:p>
              </table:table-cell>
            </table:table-row>
            <table:table-row table:style-name="ro1">
              <table:table-cell table:style-name="ce4">
                <text:p text:style-name="P3">id: I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762cm" svg:height="5.025cm" svg:x="15.018cm" svg:y="13.5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TEAM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TRIGRAM</text:span></text:p>
                <text:p text:style-name="P2"><text:span text:style-name="T3">NAME</text:span></text:p>
                <text:p text:style-name="P2"><text:span text:style-name="T3">LOCATION</text:span></text:p>
                <text:p text:style-name="P2"><text:span text:style-name="T3">LEAGUE_ID</text:span></text:p>
                <text:p text:style-name="P2"><text:span text:style-name="T3">CONFERENCE_ID</text:span></text:p>
              </table:table-cell>
            </table:table-row>
            <table:table-row table:style-name="ro1">
              <table:table-cell table:style-name="ce4">
                <text:p text:style-name="P3">id: ID</text:p>
                <text:p text:style-name="P3">id': TRIGRAM</text:p>
                <text:p text:style-name="P3">ref: LEAGUE_ID</text:p>
                <text:p text:style-name="P3">ref: CONFERENCE_I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762cm" svg:height="2.134cm" svg:x="8.801cm" svg:y="13.64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SCHOOL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NAME</text:span></text:p>
              </table:table-cell>
            </table:table-row>
            <table:table-row table:style-name="ro1">
              <table:table-cell table:style-name="ce4">
                <text:p text:style-name="P3">id: I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762cm" svg:height="2.134cm" svg:x="8.862cm" svg:y="6.5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NFERENCE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NAME</text:span></text:p>
              </table:table-cell>
            </table:table-row>
            <table:table-row table:style-name="ro1">
              <table:table-cell table:style-name="ce4">
                <text:p text:style-name="P3">id: ID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762cm" svg:height="2.134cm" svg:x="8.84cm" svg:y="10.0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LEAGUE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NAME</text:span></text:p>
              </table:table-cell>
            </table:table-row>
            <table:table-row table:style-name="ro1">
              <table:table-cell table:style-name="ce4">
                <text:p text:style-name="P3">id: ID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4.728cm" svg:height="5.538cm" svg:x="1.857cm" svg:y="8.86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PLAYER_SEASONS</text:span></text:p>
              </table:table-cell>
            </table:table-row>
            <table:table-row table:style-name="ro1">
              <table:table-cell table:style-name="ce2">
                <text:p text:style-name="P4"><text:span text:style-name="T4">ID</text:span></text:p>
                <text:p text:style-name="P2"><text:span text:style-name="T5">SEASON_TYPE_ID</text:span></text:p>
                <text:p text:style-name="P5"><text:span text:style-name="T6">STAT_ID</text:span></text:p>
                <text:p text:style-name="P5"><text:span text:style-name="T6">YEAR</text:span></text:p>
                <text:p text:style-name="P5"><text:span text:style-name="T6">PERSON_ID</text:span></text:p>
                <text:p text:style-name="P5"><text:span text:style-name="T6">TEAM_ID</text:span></text:p>
              </table:table-cell>
            </table:table-row>
            <table:table-row table:style-name="ro1">
              <table:table-cell table:style-name="ce4">
                <text:p text:style-name="P3">id: ID</text:p>
                <text:p text:style-name="P3">ref: SEASON_TYPE_ID</text:p>
                <text:p text:style-name="P3">ref: STAT_ID</text:p>
                <text:p text:style-name="P3">ref: PERSON_ID</text:p>
                <text:p text:style-name="P3">ref: TEAM_ID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3.804cm" svg:height="2.134cm" svg:x="15.006cm" svg:y="19.846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SEASON_TYPE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NAME</text:span></text:p>
              </table:table-cell>
            </table:table-row>
            <table:table-row table:style-name="ro1">
              <table:table-cell table:style-name="ce4">
                <text:p text:style-name="P3">id: ID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762cm" svg:height="6.264cm" svg:x="1.925cm" svg:y="1.93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DRAFT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YEAR</text:span></text:p>
                <text:p text:style-name="P2"><text:span text:style-name="T3">ROUND</text:span></text:p>
                <text:p text:style-name="P2"><text:span text:style-name="T3">SELECTION</text:span></text:p>
                <text:p text:style-name="P2"><text:span text:style-name="T3">PERSON_ID</text:span></text:p>
                <text:p text:style-name="P2"><text:span text:style-name="T3">TEAM_ID</text:span></text:p>
                <text:p text:style-name="P2"><text:span text:style-name="T3">LEAGUE_ID</text:span></text:p>
                <text:p text:style-name="P2"><text:span text:style-name="T3">SCHOOL_ID</text:span></text:p>
              </table:table-cell>
            </table:table-row>
            <table:table-row table:style-name="ro1">
              <table:table-cell table:style-name="ce3">
                <text:p text:style-name="P3">id: ID</text:p>
                <text:p text:style-name="P3">ref: PERSON_ID</text:p>
                <text:p text:style-name="P3">ref: TEAM_ID</text:p>
                <text:p text:style-name="P3">ref: LEAGUE_ID</text:p>
                <text:p text:style-name="P3">ref: SCHOOL_ID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895cm" svg:height="3.373cm" svg:x="8.788cm" svg:y="1.508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PEOPLE</text:span></text:p>
              </table:table-cell>
            </table:table-row>
            <table:table-row table:style-name="ro2">
              <table:table-cell table:style-name="ce2">
                <text:p text:style-name="P2"><text:span text:style-name="T2">ID</text:span></text:p>
                <text:p text:style-name="P2"><text:span text:style-name="T3">ILKID</text:span></text:p>
                <text:p text:style-name="P2"><text:span text:style-name="T3">FIRSTNAME</text:span></text:p>
                <text:p text:style-name="P2"><text:span text:style-name="T3">LASTNAME</text:span></text:p>
              </table:table-cell>
            </table:table-row>
            <table:table-row table:style-name="ro3">
              <table:table-cell table:style-name="ce3">
                <text:p text:style-name="P3">id: ID</text:p>
                <text:p text:style-name="P3">id': ILKID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" draw:text-style-name="P6" xml:id="id2" draw:id="id2" draw:layer="layout" svg:width="4.064cm" svg:height="3.556cm" svg:x="8.747cm" svg:y="1.435cm">
          <draw:glue-point draw:id="4" svg:x="4.375cm" svg:y="2.705cm" draw:escape-direction="right"/>
          <draw:glue-point draw:id="5" svg:x="-4.687cm" svg:y="2.705cm" draw:escape-direction="left"/>
          <text:p/>
          <draw:enhanced-geometry svg:viewBox="0 0 21600 21600" draw:type="rectangle" draw:enhanced-path="M 0 0 L 21600 0 21600 21600 0 21600 0 0 Z N"/>
        </draw:custom-shape>
        <draw:custom-shape draw:style-name="gr1" draw:text-style-name="P6" xml:id="id1" draw:id="id1" draw:layer="layout" svg:width="4.064cm" svg:height="4.445cm" svg:x="14.843cm" svg:y="1.381cm">
          <draw:glue-point draw:id="5" svg:x="-4.424cm" svg:y="3.784cm"/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5.078cm" svg:y1="5.284cm" svg:x2="12.557cm" svg:y2="4.174cm" draw:start-shape="id1" draw:start-glue-point="5" draw:end-shape="id2" draw:end-glue-point="4" svg:d="m15078 5284h-1251v-1110h-1270">
          <text:p/>
        </draw:connector>
        <draw:custom-shape draw:style-name="gr1" draw:text-style-name="P6" draw:layer="layout" svg:width="4.064cm" svg:height="4.826cm" svg:x="14.843cm" svg:y="7.096cm">
          <draw:glue-point draw:id="5" svg:x="-4.355cm" svg:y="4.162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064cm" svg:height="2.413cm" svg:x="8.747cm" svg:y="6.461cm">
          <draw:glue-point draw:id="5" svg:x="-4.687cm" svg:y="2.896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064cm" svg:height="2.413cm" svg:x="8.747cm" svg:y="9.977cm">
          <draw:glue-point draw:id="5" svg:x="-4.687cm" svg:y="2.896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064cm" svg:height="2.413cm" svg:x="8.747cm" svg:y="13.562cm">
          <draw:glue-point draw:id="5" svg:x="-4.687cm" svg:y="2.896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064cm" svg:height="8.103cm" svg:x="8.647cm" svg:y="17.662cm">
          <draw:glue-point draw:id="5" svg:x="-4.441cm" svg:y="4.53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064cm" svg:height="2.413cm" svg:x="14.947cm" svg:y="19.763cm">
          <draw:glue-point draw:id="5" svg:x="-4.687cm" svg:y="2.896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064cm" svg:height="5.331cm" svg:x="14.947cm" svg:y="13.446cm">
          <draw:glue-point draw:id="5" svg:x="-4.645cm" svg:y="1.798cm"/>
          <draw:glue-point draw:id="6" svg:x="-4.611cm" svg:y="3.404cm"/>
          <draw:glue-point draw:id="7" svg:x="-4.611cm" svg:y="4.154cm"/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0T16:06:32</meta:creation-date>
    <dc:date>2012-03-20T17:00:56</dc:date>
    <meta:editing-duration>PT54M27S</meta:editing-duration>
    <meta:editing-cycles>24</meta:editing-cycles>
    <meta:generator>LibreOffice/3.4$Unix LibreOffice_project/340m1$Build-302</meta:generator>
    <meta:document-statistic meta:object-count="21"/>
  </office:meta>
</office:document-meta>
</file>